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96cm"/>
    </style:style>
    <style:style style:name="co2" style:family="table-column">
      <style:table-column-properties fo:break-before="auto" style:column-width="3.447cm"/>
    </style:style>
    <style:style style:name="co3" style:family="table-column">
      <style:table-column-properties fo:break-before="auto" style:column-width="1.706cm"/>
    </style:style>
    <style:style style:name="co4" style:family="table-column">
      <style:table-column-properties fo:break-before="auto" style:column-width="1.939cm"/>
    </style:style>
    <style:style style:name="co5" style:family="table-column">
      <style:table-column-properties fo:break-before="auto" style:column-width="8.818cm"/>
    </style:style>
    <style:style style:name="co6" style:family="table-column">
      <style:table-column-properties fo:break-before="auto" style:column-width="13.323cm"/>
    </style:style>
    <style:style style:name="co7" style:family="table-column">
      <style:table-column-properties fo:break-before="auto" style:column-width="12.695cm"/>
    </style:style>
    <style:style style:name="co8" style:family="table-column">
      <style:table-column-properties fo:break-before="auto" style:column-width="2.558cm"/>
    </style:style>
    <style:style style:name="co9" style:family="table-column">
      <style:table-column-properties fo:break-before="auto" style:column-width="2.498cm"/>
    </style:style>
    <style:style style:name="co10" style:family="table-column">
      <style:table-column-properties fo:break-before="auto" style:column-width="2.203cm"/>
    </style:style>
    <style:style style:name="co11" style:family="table-column">
      <style:table-column-properties fo:break-before="auto" style:column-width="2.679cm"/>
    </style:style>
    <style:style style:name="co12" style:family="table-column">
      <style:table-column-properties fo:break-before="auto" style:column-width="2.263cm"/>
    </style:style>
    <style:style style:name="co13" style:family="table-column">
      <style:table-column-properties fo:break-before="auto" style:column-width="2.258cm"/>
    </style:style>
    <style:style style:name="co14" style:family="table-column">
      <style:table-column-properties fo:break-before="auto" style:column-width="4.953cm"/>
    </style:style>
    <style:style style:name="co15" style:family="table-column">
      <style:table-column-properties fo:break-before="auto" style:column-width="6.156cm"/>
    </style:style>
    <style:style style:name="co16" style:family="table-column">
      <style:table-column-properties fo:break-before="auto" style:column-width="11.853cm"/>
    </style:style>
    <style:style style:name="co17" style:family="table-column">
      <style:table-column-properties fo:break-before="auto" style:column-width="3.064cm"/>
    </style:style>
    <style:style style:name="co18" style:family="table-column">
      <style:table-column-properties fo:break-before="auto" style:column-width="9.433cm"/>
    </style:style>
    <style:style style:name="co19" style:family="table-column">
      <style:table-column-properties fo:break-before="auto" style:column-width="2.704cm"/>
    </style:style>
    <style:style style:name="co20" style:family="table-column">
      <style:table-column-properties fo:break-before="auto" style:column-width="3.32cm"/>
    </style:style>
    <style:style style:name="co21" style:family="table-column">
      <style:table-column-properties fo:break-before="auto" style:column-width="2.3cm"/>
    </style:style>
    <style:style style:name="co22" style:family="table-column">
      <style:table-column-properties fo:break-before="auto" style:column-width="2.916cm"/>
    </style:style>
    <style:style style:name="co23" style:family="table-column">
      <style:table-column-properties fo:break-before="auto" style:column-width="3.404cm"/>
    </style:style>
    <style:style style:name="co24" style:family="table-column">
      <style:table-column-properties fo:break-before="auto" style:column-width="3.679cm"/>
    </style:style>
    <style:style style:name="co25" style:family="table-column">
      <style:table-column-properties fo:break-before="auto" style:column-width="11.599cm"/>
    </style:style>
    <style:style style:name="co26" style:family="table-column">
      <style:table-column-properties fo:break-before="auto" style:column-width="1.833cm"/>
    </style:style>
    <style:style style:name="co27" style:family="table-column">
      <style:table-column-properties fo:break-before="auto" style:column-width="2.852cm"/>
    </style:style>
    <style:style style:name="co28" style:family="table-column">
      <style:table-column-properties fo:break-before="auto" style:column-width="3.893cm"/>
    </style:style>
    <style:style style:name="co29" style:family="table-column">
      <style:table-column-properties fo:break-before="auto" style:column-width="1.875cm"/>
    </style:style>
    <style:style style:name="co30" style:family="table-column">
      <style:table-column-properties fo:break-before="auto" style:column-width="1.536cm"/>
    </style:style>
    <style:style style:name="co31" style:family="table-column">
      <style:table-column-properties fo:break-before="auto" style:column-width="2.491cm"/>
    </style:style>
    <style:style style:name="co32" style:family="table-column">
      <style:table-column-properties fo:break-before="auto" style:column-width="2.342cm"/>
    </style:style>
    <style:style style:name="co33" style:family="table-column">
      <style:table-column-properties fo:break-before="auto" style:column-width="22.83cm"/>
    </style:style>
    <style:style style:name="co34" style:family="table-column">
      <style:table-column-properties fo:break-before="auto" style:column-width="23.403cm"/>
    </style:style>
    <style:style style:name="ro1" style:family="table-row">
      <style:table-row-properties style:row-height="0.452cm" fo:break-before="auto" style:use-optimal-row-height="true"/>
    </style:style>
    <style:style style:name="ro2" style:family="table-row">
      <style:table-row-properties style:row-height="7.331cm" fo:break-before="auto" style:use-optimal-row-height="true"/>
    </style:style>
    <style:style style:name="ro3" style:family="table-row">
      <style:table-row-properties style:row-height="7.25cm" fo:break-before="auto" style:use-optimal-row-height="true"/>
    </style:style>
    <style:style style:name="ro4" style:family="table-row">
      <style:table-row-properties style:row-height="8.029cm" fo:break-before="auto" style:use-optimal-row-height="true"/>
    </style:style>
    <style:style style:name="ro5" style:family="table-row">
      <style:table-row-properties style:row-height="6.927cm" fo:break-before="auto" style:use-optimal-row-height="true"/>
    </style:style>
    <style:style style:name="ro6" style:family="table-row">
      <style:table-row-properties style:row-height="7.65cm" fo:break-before="auto" style:use-optimal-row-height="true"/>
    </style:style>
    <style:style style:name="ro7" style:family="table-row">
      <style:table-row-properties style:row-height="7.269cm" fo:break-before="auto" style:use-optimal-row-height="true"/>
    </style:style>
    <style:style style:name="ro8" style:family="table-row">
      <style:table-row-properties style:row-height="10.693cm" fo:break-before="auto" style:use-optimal-row-height="true"/>
    </style:style>
    <style:style style:name="ro9" style:family="table-row">
      <style:table-row-properties style:row-height="6.509cm" fo:break-before="auto" style:use-optimal-row-height="true"/>
    </style:style>
    <style:style style:name="ro10" style:family="table-row">
      <style:table-row-properties style:row-height="6.523cm" fo:break-before="auto" style:use-optimal-row-height="true"/>
    </style:style>
    <style:style style:name="ro11" style:family="table-row">
      <style:table-row-properties style:row-height="6.128cm" fo:break-before="auto" style:use-optimal-row-height="true"/>
    </style:style>
    <style:style style:name="ro12" style:family="table-row">
      <style:table-row-properties style:row-height="7.73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ackground-color="transparent" fo:wrap-option="wrap"/>
    </style:style>
    <style:style style:name="ce3" style:family="table-cell" style:parent-style-name="Default">
      <style:table-cell-properties fo:background-color="#00a933" fo:wrap-option="wrap"/>
    </style:style>
    <style:style style:name="T1" style:family="text">
      <style:text-properties fo:font-weight="bold" style:font-weight-asian="bold" style:font-weight-complex="bold"/>
    </style:style>
    <style:style style:name="T2" style:family="text">
      <style:text-properties style:use-window-font-color="true" fo:font-weight="bold" style:font-weight-asian="bold" style:font-weight-complex="bold"/>
    </style:style>
    <style:style style:name="T3" style:family="text">
      <style:text-properties style:use-window-font-color="true"/>
    </style:style>
    <style:style style:name="T4" style:family="text">
      <style:text-properties fo:color="#ff0000" style:font-name="Liberation Sans" fo:font-size="10pt" fo:font-weight="bold"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style:style>
    <style:style style:name="T6"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bold" style:font-weight-asian="bold" style:font-weight-complex="bold"/>
    </style:style>
    <style:style style:name="T7"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8"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normal" style:font-weight-asian="normal" style:font-weight-complex="normal"/>
    </style:style>
    <style:style style:name="T10" style:family="text">
      <style:text-properties fo:color="#ff0000"/>
    </style:style>
    <style:style style:name="T11" style:family="text">
      <style:text-properties fo:font-weight="normal" style:font-weight-asian="normal" style:font-weight-complex="normal"/>
    </style:style>
    <style:style style:name="T12" style:family="text">
      <style:text-properties fo:color="#ff0000" fo:font-weight="bold" style:font-weight-asian="bold" style:font-weight-complex="bold"/>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correct_SMA_incorrect"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ce1"/>
        <table:table-column table:style-name="co7" table:default-cell-style-name="ce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ce1"/>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1"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33" table:default-cell-style-name="Default"/>
        <table:table-column table:style-name="co34" table:default-cell-style-name="Default"/>
        <table:table-column table:style-name="co2" table:default-cell-style-name="Default"/>
        <table:table-row table:style-name="ro1">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SM_pred</text:p>
          </table:table-cell>
          <table:table-cell office:value-type="string" calcext:value-type="string">
            <text:p>SMA_pred</text:p>
          </table:table-cell>
          <table:table-cell office:value-type="string" calcext:value-type="string">
            <text:p>statement</text:p>
          </table:table-cell>
          <table:table-cell office:value-type="string" calcext:value-type="string">
            <text:p>justification</text:p>
          </table:table-cell>
          <table:table-cell office:value-type="string" calcext:value-type="string">
            <text:p>articles</text:p>
          </table:table-cell>
          <table:table-cell office:value-type="string" calcext:value-type="string">
            <text:p>Tematyczność</text:p>
          </table:table-cell>
          <table:table-cell office:value-type="string" calcext:value-type="string">
            <text:p>Generyczność</text:p>
          </table:table-cell>
          <table:table-cell office:value-type="string" calcext:value-type="string">
            <text:p>Redundancja</text:p>
          </table:table-cell>
          <table:table-cell office:value-type="string" calcext:value-type="string">
            <text:p>Informacyjność</text:p>
          </table:table-cell>
          <table:table-cell office:value-type="string" calcext:value-type="string">
            <text:p>Prawdziwość</text:p>
          </table:table-cell>
          <table:table-cell office:value-type="string" calcext:value-type="string">
            <text:p>Użyteczność</text:p>
          </table:table-cell>
          <table:table-cell office:value-type="string" calcext:value-type="string">
            <text:p>Przydatne fakty</text:p>
          </table:table-cell>
          <table:table-cell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office:value-type="float" office:value="4" calcext:value-type="float">
            <text:p>4</text:p>
          </table:table-cell>
          <table:table-cell office:value-type="float" office:value="0.418660581111908" calcext:value-type="float">
            <text:p>0,418660581111908</text:p>
          </table:table-cell>
          <table:table-cell office:value-type="float" office:value="0.375729411840439" calcext:value-type="float">
            <text:p>0,375729411840439</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As weve seen that federal support for states diminish, youve seen the biggest job losses in the public sector -- teachers, police officers, firefighters losing their jobs.</text:p>
          </table:table-cell>
          <table:table-cell office:value-type="string" calcext:value-type="string">
            <text:p>Here, we're checking Obama's statement, "As we've seen that federal support for states diminish, you've seen the biggest job losses in the public sector -- teachers, police officers, firefighters losing their jobs. "The data tends to support that, but it's more of a correlation than a causation. Other factors, including continuing weakness in the economy and shrinking state and local revenue are at work as well.</text:p>
          </table:table-cell>
          <table:table-cell office:value-type="string" calcext:value-type="string">
            <text:p>The air crackles with anxiety as news of declining federal support for states hits home, particularly in the ranks of public servants. <text:s/>It's becoming increasingly clear that the trickle-down effect is leaving an even larger stain on the labor market. <text:s/>We've seen massive job losses across various sectors, but the public sector is bearing the brunt. From the halls of school classrooms to the streets patrolled by police officers and the fire stations that protect us, job cuts are escalating, highlighting an alarming trend. Teachers, once seen as pillars of our communities, now face layoffs in the face of dwindling education budgets. <text:s/>Police officers, who safeguard our homes and streets, are losing their jobs, and even firefighters, the valiant first responders in times of crisis, are being left on the fringes, struggling to keep their jobs amidst budget cuts. This reality underscores a stark shift in priorities, as the focus shifts from community needs and public safety towards an austere political landscape where cutting expenses holds paramount importance. The consequences are far-reaching. We are not just discussing job losses; we are talking about the fabric of our communities being systematically dismantled. As public employees lose their livelihood, their families are being financially burdened, their communities are losing vital services, and we risk jeopardi</text:p>
          </table:table-cell>
          <table:table-cell table:number-columns-repeated="3" table:style-name="ce1" office:value-type="float" office:value="1" calcext:value-type="float">
            <text:p>1</text:p>
          </table:table-cell>
          <table:table-cell table:style-name="ce1" office:value-type="float" office:value="0" calcext:value-type="float">
            <text:p>0</text:p>
          </table:table-cell>
          <table:table-cell table:style-name="ce1" table:number-columns-repeated="3"/>
          <table:table-cell office:value-type="string" calcext:value-type="string">
            <text:p><text:a xlink:href="https://www.politifact.com/factchecks/2011/jul/12/barack-obama/obama-says-public-sector-job-losses-increasing-sti/" xlink:type="simple">https://www.politifact.com/factchecks/2011/jul/12/barack-obama/obama-says-public-sector-job-losses-increasing-sti/</text:a></text:p>
          </table:table-cell>
          <table:table-cell office:value-type="string" calcext:value-type="string">
            <text:p>economy,jobs,stimulus,worker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press conferenc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58" calcext:value-type="float">
            <text:p>0,58</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4751416388899088, 0.03497384488582611, 0.04445703700184822, 0.2658160328865051, 0.41866058111190796, 0.23134100437164307]</text:p>
          </table:table-cell>
          <table:table-cell office:value-type="string" calcext:value-type="string">
            <text:p>[0.015993531793355942, 0.114800363779068, 0.127364382147789, 0.37572941184043884, 0.270807147026062, 0.09530515223741531]</text:p>
          </table:table-cell>
          <table:table-cell office:value-type="float" office:value="0.157303093901953" calcext:value-type="float">
            <text:p>0,157303093901953</text:p>
          </table:table-cell>
        </table:table-row>
        <table:table-row table:style-name="ro3">
          <table:table-cell office:value-type="float" office:value="5" calcext:value-type="float">
            <text:p>5</text:p>
          </table:table-cell>
          <table:table-cell office:value-type="float" office:value="0.342896819114685" calcext:value-type="float">
            <text:p>0,342896819114685</text:p>
          </table:table-cell>
          <table:table-cell office:value-type="float" office:value="0.403790384531021" calcext:value-type="float">
            <text:p>0,40379038453102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he 1990s were a time of prosperity. We created more than 22-million new jobs, moved 8-million people out of poverty, and turned our economy around.</text:p>
          </table:table-cell>
          <table:table-cell table:style-name="ce3" office:value-type="string" calcext:value-type="string">
            <text:p>It's tough to get around that. ""To the degree that a president can effect economic progress," Burtless said, "most would say Bill Clinton did well above average. "Let the partisan folks argue about whether Bill Clinton deserves credit for the numbers, or whether Hillary Clinton can recreate them.</text:p>
          </table:table-cell>
          <table:table-cell office:value-type="string" calcext:value-type="string">
            <text:p>The 1990s were a defining decade for America, a period of remarkable economic success and social transformation. Fueled by aggressive policies and a sustained commitment to innovation, we created over 22 million new jobs, lifting millions out of poverty. This growth was driven by a wave of entrepreneurship, fueled by low interest rates and a strong investment climate. In addition to bolstering the workforce, these efforts significantly impacted the quality of life, reducing poverty levels to a record low. This prosperity did not just benefit our workforce, however. <text:s/>The manufacturing sector saw a resurgence with new plants and production facilities, and our consumer confidence soared. <text:s/>We witnessed a boom in technological advancements, leading to new products and innovations. With every passing year, it became evident that we were not only re-establishing our economic foundation, but also building a future for generations to come. <text:s/>Our economic revitalization was not a lone journey, it was a collaborative effort, involving both public and private sectors working hand-in-hand to create an environment that was conducive to growth. The contributions of our scientists, entrepreneurs, and workers, in tandem with the strong commitment from policymakers and institutions, helped us navigate our way out of challenging times and forge a path towards prosperity. This decade</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number-columns-repeated="3" table:style-name="ce1" office:value-type="float" office:value="1" calcext:value-type="float">
            <text:p>1</text:p>
          </table:table-cell>
          <table:table-cell table:style-name="ce1" office:value-type="string" calcext:value-type="string">
            <text:p>- informacja o boomie w rozwiązaniach technologicznych</text:p>
            <text:p>- informacja o współpracy sektorów publicznego i prywatnego</text:p>
          </table:table-cell>
          <table:table-cell office:value-type="string" calcext:value-type="string">
            <text:p><text:a xlink:href="https://www.politifact.com/factchecks/2008/jan/25/bill-clinton/the-1990s-good-times/" xlink:type="simple">https://www.politifact.com/factchecks/2008/jan/25/bill-clinton/the-1990s-good-times/</text:a></text:p>
            <text:p><text:a xlink:href="https://chatgpt.com/c/685353d4-3b8c-8000-a859-8096b2240650" xlink:type="simple">https://chatgpt.com/c/685353d4-3b8c-8000-a859-8096b2240650</text:a></text:p>
          </table:table-cell>
          <table:table-cell office:value-type="string" calcext:value-type="string">
            <text:p>economy</text:p>
          </table:table-cell>
          <table:table-cell office:value-type="string" calcext:value-type="string">
            <text:p>bill-clinton</text:p>
          </table:table-cell>
          <table:table-cell office:value-type="string" calcext:value-type="string">
            <text:p>former president</text:p>
          </table:table-cell>
          <table:table-cell office:value-type="string" calcext:value-type="string">
            <text:p>Arkansas</text:p>
          </table:table-cell>
          <table:table-cell office:value-type="string" calcext:value-type="string">
            <text:p>democrat</text:p>
          </table:table-cell>
          <table:table-cell office:value-type="float" office:value="4" calcext:value-type="float">
            <text:p>4</text:p>
          </table:table-cell>
          <table:table-cell office:value-type="float" office:value="2" calcext:value-type="float">
            <text:p>2</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1314845643937588, 0.06846664100885391, 0.03955075144767761, 0.22629444301128387, 0.3114764988422394, 0.34289681911468506]</text:p>
          </table:table-cell>
          <table:table-cell office:value-type="string" calcext:value-type="string">
            <text:p>[0.01027354970574379, 0.08443693816661835, 0.11098132282495499, 0.4037903845310211, 0.2690773904323578, 0.12144037336111069]</text:p>
          </table:table-cell>
          <table:table-cell office:value-type="float" office:value="0.138458438444783" calcext:value-type="float">
            <text:p>0,138458438444783</text:p>
          </table:table-cell>
        </table:table-row>
        <table:table-row table:style-name="ro4">
          <table:table-cell office:value-type="float" office:value="5" calcext:value-type="float">
            <text:p>5</text:p>
          </table:table-cell>
          <table:table-cell office:value-type="float" office:value="0.332125574350357" calcext:value-type="float">
            <text:p>0,332125574350357</text:p>
          </table:table-cell>
          <table:table-cell office:value-type="float" office:value="0.400471836328506" calcext:value-type="float">
            <text:p>0,400471836328506</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average Georgia family makes $6,000 less than the average family did 10 years ago when inflation is factored in.</text:p>
          </table:table-cell>
          <table:table-cell table:style-name="ce3" office:value-type="string" calcext:value-type="string">
            <text:p>Carter said that an average Georgia family in effect makes $6,000 less than the average family did 10 years ago. PolitiFact Georgias research shows Carter didnt exaggerate the problem with median household income. If anything, he underestimated it.</text:p>
          </table:table-cell>
          <table:table-cell office:value-type="string" calcext:value-type="string">
            <text:p>The cost of living in Georgia continues to rise, placing a significant strain on families who are facing higher everyday expenses and limited purchasing power. <text:s/>According to recent data released by the National Bureau of Economic Research, the average family in Georgia now earns $6,000 less than they did a decade ago, when adjusted for inflation. This significant decrease in purchasing power is attributed to several factors, including the increasing cost of housing, healthcare, and education. <text:s/>For example, a family might struggle to afford basic necessities like groceries, utilities, and transportation even with a decent income. <text:s/>Experts believe that the rising cost of housing is a major contributing factor to this economic disparity. <text:s/>A 2023 report by Zillow found that the median home price in Georgia has grown by over 50% in recent years. <text:s/>The average family in Georgia now spends a significant portion of their monthly income on rent or mortgage payments, leaving little room for other crucial expenses. <text:s/>Furthermore, the cost of healthcare is steadily increasing, leaving many families burdened by medical bills and exorbitant insurance premiums. <text:s/>This growing medical cost burden puts an enormous strain on family finances, and it is a challenge that continues to worsen as access to affordable healthcare remains a significant issue. <text:s/>Finally, the</text:p>
          </table:table-cell>
          <table:table-cell table:number-columns-repeated="2" table:style-name="ce1" office:value-type="float" office:value="1" calcext:value-type="float">
            <text:p>1</text:p>
          </table:table-cell>
          <table:table-cell table:number-columns-repeated="4" table:style-name="ce1" office:value-type="float" office:value="0" calcext:value-type="float">
            <text:p>0</text:p>
          </table:table-cell>
          <table:table-cell table:style-name="ce1"/>
          <table:table-cell office:value-type="string" calcext:value-type="string">
            <text:p><text:a xlink:href="https://chatgpt.com/share/685484ef-2fa8-8000-9c20-3907be922c49" xlink:type="simple">https://chatgpt.com/share/685484ef-2fa8-8000-9c20-3907be922c49</text:a></text:p>
            <text:p><text:a xlink:href="https://www.politifact.com/factchecks/2014/jan/23/jason-carter/carter-target-family-income/" xlink:type="simple">https://www.politifact.com/factchecks/2014/jan/23/jason-carter/carter-target-family-income/</text:a></text:p>
            <text:p/>
            <text:p>W artykule są podane fałszywe informacje w stosunku do wypowiedzi w statement. Jest tak, ponieważ wygenerowany artykuł nie jest osadzony poprawnie w kontekście czasowym i podaje jakieś niedokońca potwierdzone informacje z innego okresu, niż dotyczy wypowiedź w statement. Dodatkowo fałszywie przypisuje fakt temu, że średnia rodzina w stanie Georgia zarabia 6000$ mniej niż dekadę temu, jeśliby uwzględnić inflację, a w artykule PoliticoFact jest napisane, że ta kwota nie jest po uwzględnieniu inflacji i jest mniejsza niż gdyby uwzględnić inflację, bo z inflacją wynosiłaby 6682$</text:p>
          </table:table-cell>
          <table:table-cell office:value-type="string" calcext:value-type="string">
            <text:p>economy,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2" calcext:value-type="float">
            <text:p>1,7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241696160286665, 0.12207207828760147, 0.07231909036636353, 0.20400787889957428, 0.25705838203430176, 0.33212557435035706]</text:p>
          </table:table-cell>
          <table:table-cell office:value-type="string" calcext:value-type="string">
            <text:p>[0.0017561211716383696, 0.054184455424547195, 0.045329365879297256, 0.19071267545223236, 0.40047183632850647, 0.3075454831123352]</text:p>
          </table:table-cell>
          <table:table-cell office:value-type="float" office:value="0.133006938651747" calcext:value-type="float">
            <text:p>0,133006938651747</text:p>
          </table:table-cell>
        </table:table-row>
        <table:table-row table:style-name="ro5">
          <table:table-cell office:value-type="float" office:value="5" calcext:value-type="float">
            <text:p>5</text:p>
          </table:table-cell>
          <table:table-cell office:value-type="float" office:value="0.325513869524002" calcext:value-type="float">
            <text:p>0,325513869524002</text:p>
          </table:table-cell>
          <table:table-cell office:value-type="float" office:value="0.39413520693779" calcext:value-type="float">
            <text:p>0,39413520693779</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nly 42 percent of young Georgians have a college certificate or degree, but soon 60 percent of jobs will require some college credential.</text:p>
          </table:table-cell>
          <table:table-cell office:value-type="string" calcext:value-type="string">
            <text:p>Kean said Democrats raised taxes over 115 times in the past 10 years, "making New Jersey increasingly unaffordable and chasing jobs to neighboring states. "But Kean cant attribute a loss of jobs in New Jersey solely to those changes.</text:p>
          </table:table-cell>
          <table:table-cell office:value-type="string" calcext:value-type="string">
            <text:p>The alarming statistic is a stark reality of the rising demand for qualified workers in Georgia. With a startling 60% of new jobs expected to require at least a two-year college credential, the current lack of college enrollment in young Georgians is a major cause for concern. Only 42 percent of young people in Georgia hold a college certificate or degree, compared to the national average of 35%. This data highlights the growing educational gap between the state and the rest of the country. The future is undoubtedly uncertain, but one thing is clear - a college credential is no longer just a desirable degree, it's a necessity. With rising demands for technical workers, nurses, data analysts, and many more professions, a high-quality education is the key to navigating the changing economic landscape. Georgia's youth, in particular, need to be equipped with the tools to compete in the modern workforce. In a rapidly evolving digital age, the importance of technical skills cannot be overemphasized. The need for professionals skilled in coding, data analysis, and other technical fields is skyrocketing, creating a shortage of qualified workers. A college certificate or degree opens up a vast array of career paths, providing young Georgians with the skills and</text:p>
          </table:table-cell>
          <table:table-cell table:number-columns-repeated="3" table:style-name="ce1" office:value-type="float" office:value="1" calcext:value-type="float">
            <text:p>1</text:p>
          </table:table-cell>
          <table:table-cell table:style-name="ce1" office:value-type="float" office:value="0" calcext:value-type="float">
            <text:p>0</text:p>
          </table:table-cell>
          <table:table-cell table:style-name="ce1" table:number-columns-repeated="3"/>
          <table:table-cell office:value-type="string" calcext:value-type="string">
            <text:p><text:a xlink:href="https://www.politifact.com/factchecks/2015/jan/07/hank-huckaby/huckaby-target-stats-skills-gap/" xlink:type="simple">https://www.politifact.com/factchecks/2015/jan/07/hank-huckaby/huckaby-target-stats-skills-gap/</text:a></text:p>
          </table:table-cell>
          <table:table-cell office:value-type="string" calcext:value-type="string">
            <text:p>education,jobs</text:p>
          </table:table-cell>
          <table:table-cell office:value-type="string" calcext:value-type="string">
            <text:p>hank-huckaby</text:p>
          </table:table-cell>
          <table:table-cell office:value-type="string" calcext:value-type="string">
            <text:p>University System chancellor</text:p>
          </table:table-cell>
          <table:table-cell office:value-type="string" calcext:value-type="string">
            <text:p>Georgia</text:p>
          </table:table-cell>
          <table:table-cell office:value-type="string" calcext:value-type="string">
            <text:p>none</text:p>
          </table:table-cell>
          <table:table-cell table:number-columns-repeated="5" office:value-type="float" office:value="0" calcext:value-type="float">
            <text:p>0</text:p>
          </table:table-cell>
          <table:table-cell office:value-type="string" calcext:value-type="string">
            <text:p>civic club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5" calcext:value-type="float">
            <text:p>1,4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13350722193718, 0.14109550416469574, 0.08175861090421677, 0.19063490629196167, 0.24786360561847687, 0.3255138695240021]</text:p>
          </table:table-cell>
          <table:table-cell office:value-type="string" calcext:value-type="string">
            <text:p>[0.002709216671064496, 0.06593538820743561, 0.04865539073944092, 0.20721882581710815, 0.3941352069377899, 0.28134602308273315]</text:p>
          </table:table-cell>
          <table:table-cell office:value-type="float" office:value="0.128296476325963" calcext:value-type="float">
            <text:p>0,128296476325963</text:p>
          </table:table-cell>
        </table:table-row>
        <table:table-row table:style-name="ro6">
          <table:table-cell office:value-type="float" office:value="4" calcext:value-type="float">
            <text:p>4</text:p>
          </table:table-cell>
          <table:table-cell office:value-type="float" office:value="0.35362634062767" calcext:value-type="float">
            <text:p>0,35362634062767</text:p>
          </table:table-cell>
          <table:table-cell office:value-type="float" office:value="0.359456211328506" calcext:value-type="float">
            <text:p>0,359456211328506</text:p>
          </table:table-cell>
          <table:table-cell office:value-type="float" office:value="4" calcext:value-type="float">
            <text:p>4</text:p>
          </table:table-cell>
          <table:table-cell office:value-type="float" office:value="3" calcext:value-type="float">
            <text:p>3</text:p>
          </table:table-cell>
          <table:table-cell table:style-name="ce2" office:value-type="string" calcext:value-type="string">
            <text:p>By the time I left the State Department, economic growth was up and opium production was down in Afghanistan, while infant mortality declined and school enrollment rose by more than sevenfold.</text:p>
          </table:table-cell>
          <table:table-cell office:value-type="string" calcext:value-type="string">
            <text:p>Adams assertion that HOPE is "still the richest scholarship program in America" needs some context. Georgias program was the richest of its kind two school years ago, and it ranked high in other measures, although this states pot of money wasnt the biggest overall. HOPE is likely to remain near the top this school year. Even with the cuts, other states are probably too far behind to catch up, for now.</text:p>
          </table:table-cell>
          <table:table-cell office:value-type="string" calcext:value-type="string">
            <text:p>The story of Afghanistan's recent stabilization is one of remarkable success, a testament to the dedication and commitment of countless individuals and international efforts. Under the auspices of the State Department and its diverse team of experts, a remarkable transformation has unfolded since the tumultuous years following the collapse of the Soviet Union and the subsequent civil war. By the time I left the State Department, economic growth was up and opium production was down in Afghanistan, while infant mortality declined and school enrollment rose by more than sevenfold. This dramatic improvement paints a picture of a nation undergoing a vital shift, shedding its previous burdens and embracing the promise of a brighter future. We saw the fruits of this hard work firsthand as we witnessed firsthand the resurgence of Afghan life. This was not just about numbers, however. This was a profound cultural shift that transcended the mere physical statistics. This was about building a solid foundation for generations to come, nurturing a healthier and educated populace, and laying the groundwork for a peaceful and vibrant society. Through the implementation of robust education programs, the eradication of poppy production, and increased focus on healthcare, we witnessed a nation slowly but surely healing from its wounds and embarking on a path of reconstruction. We are proud of the role we played, and we are excited to see what the futur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politifact.com/factchecks/2014/jun/10/hillary-clinton/new-book-hillary-clinton-touts-quality-life-advanc/" xlink:type="simple">https://www.politifact.com/factchecks/2014/jun/10/hillary-clinton/new-book-hillary-clinton-touts-quality-life-advanc/</text:a></text:p>
          </table:table-cell>
          <table:table-cell office:value-type="string" calcext:value-type="string">
            <text:p>drugs,economy,education,foreign-policy,health-care,public-health,women</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her book, "Hard Choices"</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660680141299963, 0.053416065871715546, 0.05366333946585655, 0.247512549161911, 0.3536263406276703, 0.2851749360561371]</text:p>
          </table:table-cell>
          <table:table-cell office:value-type="string" calcext:value-type="string">
            <text:p>[0.00270314933732152, 0.05895101651549339, 0.09037119150161743, 0.35945621132850647, 0.33348438143730164, 0.15503405034542084]</text:p>
          </table:table-cell>
          <table:table-cell office:value-type="float" office:value="0.127113184627986" calcext:value-type="float">
            <text:p>0,127113184627986</text:p>
          </table:table-cell>
        </table:table-row>
        <table:table-row table:style-name="ro7">
          <table:table-cell office:value-type="float" office:value="4" calcext:value-type="float">
            <text:p>4</text:p>
          </table:table-cell>
          <table:table-cell office:value-type="float" office:value="0.321724712848663" calcext:value-type="float">
            <text:p>0,321724712848663</text:p>
          </table:table-cell>
          <table:table-cell office:value-type="float" office:value="0.384484320878983" calcext:value-type="float">
            <text:p>0,384484320878983</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Gov. Romneys plan would cut taxes for the folks at the very top.</text:p>
          </table:table-cell>
          <table:table-cell office:value-type="string" calcext:value-type="string">
            <text:p>There are several proposals already on the table to do just this, and they would solve between 30 percent and 100 percent of the solvency issues facing Social Security. "Santorums statement to PolitiFact explains what he was trying to say, but we make our ruling based on the initial statement, since thats what viewers saw. Its not, because COLAs for existing beneficiaries are based on price increases for consumer goods.</text:p>
          </table:table-cell>
          <table:table-cell office:value-type="string" calcext:value-type="string">
            <text:p>Governor Romney's tax plan, if approved, would dramatically cut taxes for the very wealthiest individuals in the country. The plan, which focuses heavily on capital gains and dividend cuts, would leave some of the highest earners with tax burdens as low as 0% on their income, according to some estimates. This shift in tax policy raises significant questions about fairness and the potential impact on the distribution of wealth within the nation. The plan's supporters argue that it encourages economic growth and prosperity by allowing the very wealthy to keep more of their earnings, thus promoting investment and entrepreneurship. They point to the historic low interest rates and the ongoing economic boom as evidence of the efficacy of this strategy. Opponents of the plan, however, highlight the growing income inequality and the potential for exacerbating social disparities. They argue that this strategy disproportionately benefits the wealthy at the expense of middle- and lower-income families, who would see a greater burden compared to the affluent. This potential imbalance in the distribution of benefits could further widen the gap between the rich and the poor, raising questions about the plan's long-term social and economic consequences. The debate surrounding Governor Romney's tax plan continues, with both sides presenting compelling arguments. While the impact of the plan on wealth distribution</text:p>
          </table:table-cell>
          <table:table-cell table:number-columns-repeated="4" table:style-name="ce1" office:value-type="float" office:value="1" calcext:value-type="float">
            <text:p>1</text:p>
          </table:table-cell>
          <table:table-cell table:number-columns-repeated="2" table:style-name="ce1" office:value-type="float" office:value="0" calcext:value-type="float">
            <text:p>0</text:p>
          </table:table-cell>
          <table:table-cell table:style-name="ce1"/>
          <table:table-cell office:value-type="string" calcext:value-type="string">
            <text:p><text:a xlink:href="https://www.tampabay.com/archive/2012/07/24/barack-obama-says-mitt-romney-s-tax-plan-would-cut-taxes-for-the-folks-at-the-very-top/" xlink:type="simple">https://www.tampabay.com/archive/2012/07/24/barack-obama-says-mitt-romney-s-tax-plan-would-cut-taxes-for-the-folks-at-the-very-top/</text:a></text:p>
          </table:table-cell>
          <table:table-cell office:value-type="string" calcext:value-type="string">
            <text:p>message-machine-2012,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n advertisement</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3.12" calcext:value-type="float">
            <text:p>3,1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755941029638052, 0.08050358295440674, 0.05415532737970352, 0.23610113561153412, 0.32172471284866333, 0.2999558746814728]</text:p>
          </table:table-cell>
          <table:table-cell office:value-type="string" calcext:value-type="string">
            <text:p>[0.007167572155594826, 0.11330071091651917, 0.13204094767570496, 0.38448432087898254, 0.2500419020652771, 0.11296461522579193]</text:p>
          </table:table-cell>
          <table:table-cell office:value-type="float" office:value="0.123698107729604" calcext:value-type="float">
            <text:p>0,123698107729604</text:p>
          </table:table-cell>
        </table:table-row>
        <table:table-row table:style-name="ro8">
          <table:table-cell office:value-type="float" office:value="5" calcext:value-type="float">
            <text:p>5</text:p>
          </table:table-cell>
          <table:table-cell office:value-type="float" office:value="0.428658813238144" calcext:value-type="float">
            <text:p>0,428658813238144</text:p>
          </table:table-cell>
          <table:table-cell office:value-type="float" office:value="0.285898715257645" calcext:value-type="float">
            <text:p>0,285898715257645</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Milken Institute rated San Antonio as nations top-performing local economy.</text:p>
          </table:table-cell>
          <table:table-cell table:style-name="ce3" office:value-type="string" calcext:value-type="string">
            <text:p>San Antonio hasnt just been holding steady in the economic downturn; its been gaining ground, even compared to other Texas cities.</text:p>
          </table:table-cell>
          <table:table-cell office:value-type="string" calcext:value-type="string">
            <text:p>San Antonio, Texas, has been lauded by the Milken Institute as a top-performing local economy, a testament to the city's dedication to creating a robust and dynamic industrial landscape. The Milken Institute, renowned for its research on economic performance and policy implications, has recognized San Antonio's remarkable strides in economic growth and its impressive overall performance in several critical areas.  This recognition highlights the city's proactive efforts and innovative strategies in attracting and retaining businesses, fostering entrepreneurship, and developing a vibrant talent pipeline. San Antonio's success is attributed to its diverse portfolio of industries, ranging from<text:span text:style-name="T1"> aerospace and defense to healthcare and technology</text:span>, each contributing to the city's remarkable progress. <text:span text:style-name="T2">The report emphasizes the strong economic indicators within San Antonio</text:span><text:span text:style-name="T3">,</text:span><text:span text:style-name="T2"> including the high concentration of research and development activities</text:span>, robust entrepreneurial ecosystem, and an established network of highly skilled professionals. This recognition further strengthens San Antonio's position as a beacon for investors and<text:span text:style-name="T1"> a center of economic development</text:span> for the nation. This accomplishment underscores the city's commitment to fostering a thriving economic future and demonstrates the remarkable progress achieved through strategic planning and execution.</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3" table:style-name="ce1" office:value-type="float" office:value="1" calcext:value-type="float">
            <text:p>1</text:p>
          </table:table-cell>
          <table:table-cell table:style-name="ce1" office:value-type="string" calcext:value-type="string">
            <text:p>- informacja o przemysłach wpływających na silną sytuację ekonomiczną San Antonio</text:p>
            <text:p>- informacja o tym, że San Antonio jest centrum rozwoju ekonomicznego. Wikipedia wspomina, że jednymi z głównych elementów gospodarki są usługi biznesowe i finansowe.</text:p>
          </table:table-cell>
          <table:table-cell office:value-type="string" calcext:value-type="string">
            <text:p><text:a xlink:href="https://www.forbes.com/pictures/eddk45edeml/1-san-antonio-tx-2/" xlink:type="simple">https://www.forbes.com/pictures/eddk45edeml/1-san-antonio-tx-2/</text:a></text:p>
            <text:p><text:a xlink:href="https://www.harrisonburghousingtoday.com/files_content/documents/64/20130128065100__bestperformingcitiesreport.pdf" xlink:type="simple">https://www.harrisonburghousingtoday.com/files_content/documents/64/20130128065100__bestperformingcitiesreport.pdf</text:a></text:p>
            <text:p><text:a xlink:href="https://www.politifact.com/factchecks/2012/sep/05/julian-castro/julian-castro-says-milken-institute-named-san-anto/" xlink:type="simple">https://www.politifact.com/factchecks/2012/sep/05/julian-castro/julian-castro-says-milken-institute-named-san-anto/</text:a></text:p>
            <text:p/>
            <text:p>Artykuł dodaje nowe informacje na temat konkretnych przemysłów, które wzmacniają pozycję ekonomiczną San Antonio, aczkolwiek brakuje w nim informacji o faktycznych przyczynach podanych w raporcie Milken Institute, którymi są raczej wpływ silnego kompleksu wojskowego w postaci fortu Sam Houston, wydobycia ropy w Eagle Ford Shale, przeniesienie się do San Antonio firm biomedycznych oraz wpływ jednej z największych szpitali w kraju, który jest częścią Fortu Sam Houston. Artykuł fałszywie informuje, że raport podkreśla silne ekonomiczne wskaźniki w San Antonio, uwzględniając dużą koncentrację R&amp;D. Trudno jest znaleźć faktyczny raport z 2011, ale w raporcie z 2012 jest napisane, że San Antonio zajmuje dopiero 69 miejsce w High-Tech GDP Concentration i 23 w Number of High-Tech Industries.</text:p>
          </table:table-cell>
          <table:table-cell office:value-type="string" calcext:value-type="string">
            <text:p>economy</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his speech at the Texas Democratic Party State Convention in Housto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6.25" calcext:value-type="float">
            <text:p>6,2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5289954617619514, 0.12677784264087677, 0.06913580000400543, 0.17495232820510864, 0.1751851886510849, 0.4286588132381439]</text:p>
          </table:table-cell>
          <table:table-cell office:value-type="string" calcext:value-type="string">
            <text:p>[0.007307479158043861, 0.10150789469480515, 0.10459132492542267, 0.28589871525764465, 0.2697581350803375, 0.23093649744987488]</text:p>
          </table:table-cell>
          <table:table-cell office:value-type="float" office:value="0.122553003988652" calcext:value-type="float">
            <text:p>0,122553003988652</text:p>
          </table:table-cell>
        </table:table-row>
        <table:table-row table:style-name="ro7">
          <table:table-cell office:value-type="float" office:value="5" calcext:value-type="float">
            <text:p>5</text:p>
          </table:table-cell>
          <table:table-cell office:value-type="float" office:value="0.399270206689835" calcext:value-type="float">
            <text:p>0,399270206689835</text:p>
          </table:table-cell>
          <table:table-cell office:value-type="float" office:value="0.302438020706177" calcext:value-type="float">
            <text:p>0,302438020706177</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ays Paul Ryans budget relies on the same $700 billion in savings from Medicare that Mitt Romney and other Republicans have been attacking Democrats about.</text:p>
          </table:table-cell>
          <table:table-cell office:value-type="string" calcext:value-type="string">
            <text:p>Perez said that a union members median weekly income is about $200 more than someone who is not in a union. His figure, on the whole, holds up, although there are some professions that are exceptions. But Perez clearly was talking in general terms.</text:p>
          </table:table-cell>
          <table:table-cell office:value-type="string" calcext:value-type="string">
            <text:p><text:span text:style-name="T4">The Republican nominee for president, Paul Ryan</text:span><text:span text:style-name="T5">, has crafted a budget proposal </text:span><text:span text:style-name="T6">that calls for $700 billion in cuts to Medicare spending over the years</text:span><text:span text:style-name="T5">, </text:span><text:span text:style-name="T7">a figure that has been a point of contention between the parties</text:span><text:span text:style-name="T5"> for months. </text:span><text:span text:style-name="T8">This figure represents a significant chunk of the budget for the aging population, which is projected to rely heavily on Medicare for healthcare during the next decades.</text:span><text:span text:style-name="T5"> Democrats and other critics have highlighted the steep nature of these cuts and argued that </text:span><text:span text:style-name="T6">they would disproportionately hurt elderly citizens</text:span><text:span text:style-name="T9"> </text:span><text:span text:style-name="T6">who rely on the program</text:span><text:span text:style-name="T10">.</text:span> Ryan has consistently maintained that he intends to rein in government spending in a way that makes the budget more sustainable, and these Medicare cuts are a part of that strategy. <text:span text:style-name="T11">However, the $700 billion figure has become a point of contention between Republicans and Democrats.</text:span> <text:span text:style-name="T12">Democrats, and several Republican critics, have argued that this figure relies on the same $700 billion in savings from Medicare that Mitt Romney and other Republicans have been pushing for months</text:span>. <text:span text:style-name="T12">This strategy for budget cuts that hinges on a single source of revenue has been critiqued for being inflexible and unsustainable</text:span><text:span text:style-name="T10">.</text:span>  While Ryan's budget proposal does outline numerous cuts to other programs, some argue that these cuts, while necessary, do not address the fundamental issue of unsustainable government spending and its consequences for the</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table:table-cell office:value-type="string" calcext:value-type="string">
            <text:p><text:a xlink:href="https://www.politifact.com/factchecks/2012/aug/15/stephanie-cutter/ryans-plan-includes-700-billion-medicare-cuts-says/" xlink:type="simple">https://www.politifact.com/factchecks/2012/aug/15/stephanie-cutter/ryans-plan-includes-700-billion-medicare-cuts-says/</text:a></text:p>
            <text:p><text:a xlink:href="https://chatgpt.com/share/6851c558-238c-8000-8741-d8e4474a682a" xlink:type="simple">https://chatgpt.com/share/6851c558-238c-8000-8741-d8e4474a682a</text:a></text:p>
          </table:table-cell>
          <table:table-cell office:value-type="string" calcext:value-type="string">
            <text:p>federal-budget,health-care,medicare,retirement</text:p>
          </table:table-cell>
          <table:table-cell office:value-type="string" calcext:value-type="string">
            <text:p>stephanie-cutter</text:p>
          </table:table-cell>
          <table:table-cell office:value-type="string" calcext:value-type="string">
            <text:p>Co-host on CNN's "Crossfire"</text:p>
          </table:table-cell>
          <table:table-cell office:value-type="string" calcext:value-type="string">
            <text:p>Massachusetts</text:p>
          </table:table-cell>
          <table:table-cell office:value-type="string" calcext:value-type="string">
            <text:p>democra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interview on "Face the Nation"</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5.16" calcext:value-type="float">
            <text:p>5,1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1868763491511345, 0.23542222380638123, 0.10045131295919418, 0.14118489623069763, 0.10180260986089706, 0.3992702066898346]</text:p>
          </table:table-cell>
          <table:table-cell office:value-type="string" calcext:value-type="string">
            <text:p>[0.038908082991838455, 0.2195589542388916, 0.30243802070617676, 0.28560373187065125, 0.10264848172664642, 0.05084272846579552]</text:p>
          </table:table-cell>
          <table:table-cell office:value-type="float" office:value="0.12075449103822" calcext:value-type="float">
            <text:p>0,12075449103822</text:p>
          </table:table-cell>
        </table:table-row>
        <table:table-row table:style-name="ro6">
          <table:table-cell office:value-type="float" office:value="5" calcext:value-type="float">
            <text:p>5</text:p>
          </table:table-cell>
          <table:table-cell office:value-type="float" office:value="0.386184185743332" calcext:value-type="float">
            <text:p>0,386184185743332</text:p>
          </table:table-cell>
          <table:table-cell office:value-type="float" office:value="0.311559855937958" calcext:value-type="float">
            <text:p>0,31155985593795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ays Austin is the largest city in America without a congressional district anchored in it.</text:p>
          </table:table-cell>
          <table:table-cell office:value-type="string" calcext:value-type="string">
            <text:p>However, in the Meet the Press interview, Granholm was trying to use her experience as a governor to make a larger point about how cutting government "did not result in economic growth. "She's probably correct that government cuts hampered her state's recovery, at least in the short term, but Michigans experience over the last decade suggests that the reverse is an even bigger factor -- that is, poor economic growth hurts tax revenues and, in turn, forces government cuts.</text:p>
          </table:table-cell>
          <table:table-cell office:value-type="string" calcext:value-type="string">
            <text:p>The claim that Austin, Texas is the largest city in the United States without a congressional district anchored in it is controversial and has sparked debate among city residents, political officials, and national media. <text:span text:style-name="T1">While the assertion is true in a literal interpretation, it highlights a broader issue concerning representation and local involvement</text:span>. <text:span text:style-name="T1">Critics argue that Austin's vast population and increasing influence require a congressional seat</text:span>.  They point out that the state's recent redistricting process ignored the needs of residents in certain areas, <text:span text:style-name="T1">potentially creating a situation where significant numbers of citizens lack voting power</text:span>. <text:span text:style-name="T1">This has led to calls for a re-evaluation of representation and potentially a new district.</text:span> This lack of representation may create a disconnect between residents and the elected officials who should be serving them. On the other hand, those who support Austin remaining as a city without a congressional district cite the benefits of a population so large that it can self-regulate and manage its own affairs. Some also believe that this position allows for greater flexibility in the political landscape and strengthens its voice in national conversations. This complex issue raises important questions about the balance between representation and local autonomy, and the challenges associated with allocating resources and power in a rapidly growing city like Austin.The question of whether Austin should have a congressional district remains a point</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1" calcext:value-type="float">
            <text:p>1</text:p>
          </table:table-cell>
          <table:table-cell table:style-name="ce1" office:value-type="string" calcext:value-type="string">
            <text:p><text:span text:style-name="T13">- informacja o negatywnym wpływie braku reprezentacji z powodu braku dystryktu </text:span>kongresowego</text:p>
            <text:p>- informacja o publicznej chęci reewaluacji lub utworzenia dystryktu kongresowego</text:p>
          </table:table-cell>
          <table:table-cell office:value-type="string" calcext:value-type="string">
            <text:p><text:a xlink:href="https://chatgpt.com/share/6851fb89-8194-8000-b1bb-e72d27c5b151" xlink:type="simple">https://chatgpt.com/share/6851fb89-8194-8000-b1bb-e72d27c5b151</text:a></text:p>
            <text:p><text:a xlink:href="https://www.politifact.com/factchecks/2013/jul/17/elliott-naishtat/austin-legislator-calls-austin-largest-us-city-wit/" xlink:type="simple">https://www.politifact.com/factchecks/2013/jul/17/elliott-naishtat/austin-legislator-calls-austin-largest-us-city-wit/</text:a></text:p>
          </table:table-cell>
          <table:table-cell office:value-type="string" calcext:value-type="string">
            <text:p>redistricting</text:p>
          </table:table-cell>
          <table:table-cell office:value-type="string" calcext:value-type="string">
            <text:p>elliott-naishtat</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 Texas House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9817279428243637, 0.14831233024597168, 0.07685847580432892, 0.16113293170928955, 0.1976948082447052, 0.3861841857433319]</text:p>
          </table:table-cell>
          <table:table-cell office:value-type="string" calcext:value-type="string">
            <text:p>[0.10688189417123795, 0.31155985593795776, 0.10986952483654022, 0.13905175030231476, 0.14148639142513275, 0.19115063548088074]</text:p>
          </table:table-cell>
          <table:table-cell office:value-type="float" office:value="0.12031948927571" calcext:value-type="float">
            <text:p>0,12031948927571</text:p>
          </table:table-cell>
        </table:table-row>
        <table:table-row table:style-name="ro5">
          <table:table-cell office:value-type="float" office:value="5" calcext:value-type="float">
            <text:p>5</text:p>
          </table:table-cell>
          <table:table-cell office:value-type="float" office:value="0.350312948226929" calcext:value-type="float">
            <text:p>0,350312948226929</text:p>
          </table:table-cell>
          <table:table-cell office:value-type="float" office:value="0.343005925416946" calcext:value-type="float">
            <text:p>0,343005925416946</text:p>
          </table:table-cell>
          <table:table-cell office:value-type="float" office:value="5" calcext:value-type="float">
            <text:p>5</text:p>
          </table:table-cell>
          <table:table-cell office:value-type="float" office:value="3" calcext:value-type="float">
            <text:p>3</text:p>
          </table:table-cell>
          <table:table-cell table:style-name="ce2" office:value-type="string" calcext:value-type="string">
            <text:p>Says Donald Trumps proposed tax treatment of hedge fund managers makes the current loophole even worse.</text:p>
          </table:table-cell>
          <table:table-cell office:value-type="string" calcext:value-type="string">
            <text:p>Maddow said, "When the Dallas/Fort Worth Airport needed to stop its earthquake spike a few years ago, they temporarily shut down the wells that were injecting fracking fluid into the ground . . . (and) those earthquakes stopped. "An airport official confirms Maddow's story, aside from the fact that it was one well. Officials at the airport asked that a well be shut down, and after it was, the earthquakes eventually stopped. Seismologists linked the well to the earthquakes.</text:p>
          </table:table-cell>
          <table:table-cell office:value-type="string" calcext:value-type="string">
            <text:p>As we all know, the wealthy and powerful in America have always enjoyed a preferential treatment when it comes to their taxes. This is true, even after decades of reforms aimed at narrowing the tax gap between the wealthy and the rest of us. But when the world of high finance, specifically hedge fund managers, were introduced to the tax laws, their influence and ability to game the system has only grown stronger. While the recent political push to reform the capital gains tax for all, including hedge fund managers, is welcome, it hasn't been a panacea.Donald Trump, with his proposed tax treatment of hedge fund managers, has only served to worsen this "loophole" that has existed for years. It's an insult to ordinary Americans, and a clear indication of a lack of understanding of basic economics. It’s important to understand that this loophole is one of the many reasons that the American income gap is widening and our national debt continues to balloon. It's also a clear sign that there is a lack of understanding of the realities of the average American who is struggling to make ends meet.Instead of addressing the underlying issues that are driving this unfair system, which include the massive influence of powerful hedge fund managers, his proposal simply exacerbates the problem</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3"/>
          <table:table-cell office:value-type="string" calcext:value-type="string">
            <text:p><text:a xlink:href="https://www.politifact.com/factchecks/2016/jul/01/hillary-clinton/clinton-right-say-trumps-plan-good-hedge-funders/" xlink:type="simple">https://www.politifact.com/factchecks/2016/jul/01/hillary-clinton/clinton-right-say-trumps-plan-good-hedge-funders/</text:a></text:p>
          </table:table-cell>
          <table:table-cell office:value-type="string" calcext:value-type="string">
            <text:p>taxe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91" calcext:value-type="float">
            <text:p>2,91</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57658065110445, 0.04977099969983101, 0.07575608789920807, 0.1868370920419693, 0.3267463445663452, 0.3503129482269287]</text:p>
          </table:table-cell>
          <table:table-cell office:value-type="string" calcext:value-type="string">
            <text:p>[0.01242735330015421, 0.08991825580596924, 0.16106626391410828, 0.3430059254169464, 0.2594861686229706, 0.13409599661827087]</text:p>
          </table:table-cell>
          <table:table-cell office:value-type="float" office:value="0.120159416992117" calcext:value-type="float">
            <text:p>0,120159416992117</text:p>
          </table:table-cell>
        </table:table-row>
        <table:table-row table:style-name="ro4">
          <table:table-cell office:value-type="float" office:value="5" calcext:value-type="float">
            <text:p>5</text:p>
          </table:table-cell>
          <table:table-cell office:value-type="float" office:value="0.319058984518051" calcext:value-type="float">
            <text:p>0,319058984518051</text:p>
          </table:table-cell>
          <table:table-cell office:value-type="float" office:value="0.371552437543869" calcext:value-type="float">
            <text:p>0,371552437543869</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Pasco County schools have graduation rates substantially higher than the state average and dropout rates below the state average.</text:p>
          </table:table-cell>
          <table:table-cell table:style-name="ce3" office:value-type="string" calcext:value-type="string">
            <text:p>Fiorentino accurately touts the districts improved dropout rate. State reports show the district dropout rate was 1. 0 percent for 2010-11, down from 3. 5 percent in 2006-07. The overall state rates were 3. 3 percent in 2006-07 and 1. 9 percent in 2010-11, so Pasco did show better improvement than the state.</text:p>
          </table:table-cell>
          <table:table-cell office:value-type="string" calcext:value-type="string">
            <text:p>Pasco County Public Schools have consistently been exceeding the state average in graduation rates and significantly lower than the state average in dropout rates. This recent success stems from the dedicated efforts of teachers, administrators, and families who have collaboratively committed to providing students with a quality education. <text:s/>The high graduation rates stand as a testament to the district's commitment to academic excellence and its proven impact on student development. The district boasts a robust academic infrastructure that fosters a supportive learning environment. This includes dedicated staff, advanced technology, and diverse learning opportunities. This combination ensures that students have the tools necessary for success in all aspects of their education. Moreover, the district actively focuses on student engagement and social-emotional learning. This focus on well-rounded individuals is crucial for overall student success. By nurturing a supportive and inclusive environment, the district encourages students to embrace their individuality, participate in meaningful extracurricular activities, and build strong interpersonal skills. Despite the challenges posed by an increasingly complex world, Pasco County Public Schools are steadily progressing, building a bright future for their students. Their dedication to academic excellence, combined with a focus on student well-being and engaging learning experiences, has fueled their success in ensuring the highest graduation rates and significantly lower dropout rates.</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3" table:style-name="ce1" office:value-type="float" office:value="1" calcext:value-type="float">
            <text:p>1</text:p>
          </table:table-cell>
          <table:table-cell table:style-name="ce1" office:value-type="string" calcext:value-type="string">
            <text:p>- pozytywny stereotyp tej instytucji</text:p>
          </table:table-cell>
          <table:table-cell office:value-type="string" calcext:value-type="string">
            <text:p><text:a xlink:href="https://www.politifact.com/factchecks/2012/mar/04/heather-fiorentino/pasco-county-schools-have-graduation-rates-above-s/" xlink:type="simple">https://www.politifact.com/factchecks/2012/mar/04/heather-fiorentino/pasco-county-schools-have-graduation-rates-above-s/</text:a></text:p>
            <text:p><text:a xlink:href="https://www.tampabay.com/news/education/k12/statements-by-pasco-superintendent-fiorentino-touting-her-record-are/1218289/" xlink:type="simple">https://www.tampabay.com/news/education/k12/statements-by-pasco-superintendent-fiorentino-touting-her-record-are/1218289/</text:a></text:p>
            <text:p/>
            <text:p>Ciężko stwierdzić czy informacje przedstawione w artykule są prawdziwe w kontekście artykułu, z którego wzięto treść statement, ale ogólnie treść artykułu wydaje się zawierać pewien pozytywny stereotyp w stosunku do takich sytuacji, który mógłby być przydatny do ewaluacji, bo np.. gdyby PCPS miało złą opinię, to stereotyp mógłby być negatywny i tym samym przekazać przydatną negatywną opinię o tej instytucji. Dodatkowo jest to istotne ze względu na to, że sentyment treści statement jest neutralny.</text:p>
          </table:table-cell>
          <table:table-cell office:value-type="string" calcext:value-type="string">
            <text:p>education</text:p>
          </table:table-cell>
          <table:table-cell office:value-type="string" calcext:value-type="string">
            <text:p>heather-fiorentino</text:p>
          </table:table-cell>
          <table:table-cell office:value-type="string" calcext:value-type="string">
            <text:p>superintendent of Pasco County's public schools</text:p>
          </table:table-cell>
          <table:table-cell office:value-type="string" calcext:value-type="string">
            <text:p>Florida</text:p>
          </table:table-cell>
          <table:table-cell office:value-type="string" calcext:value-type="string">
            <text:p>republic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55" calcext:value-type="float">
            <text:p>1,5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72487163543701, 0.1360192447900772, 0.07914035022258759, 0.2198912650346756, 0.22816531360149384, 0.31905898451805115]</text:p>
          </table:table-cell>
          <table:table-cell office:value-type="string" calcext:value-type="string">
            <text:p>[0.001589831430464983, 0.054511576890945435, 0.04651065543293953, 0.2138267308473587, 0.371552437543869, 0.3120087683200836]</text:p>
          </table:table-cell>
          <table:table-cell office:value-type="float" office:value="0.118547143417953" calcext:value-type="float">
            <text:p>0,118547143417953</text:p>
          </table:table-cell>
        </table:table-row>
        <table:table-row table:style-name="ro7">
          <table:table-cell office:value-type="float" office:value="5" calcext:value-type="float">
            <text:p>5</text:p>
          </table:table-cell>
          <table:table-cell office:value-type="float" office:value="0.359089493751526" calcext:value-type="float">
            <text:p>0,359089493751526</text:p>
          </table:table-cell>
          <table:table-cell office:value-type="float" office:value="0.33002370595932" calcext:value-type="float">
            <text:p>0,33002370595932</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The poverty rate amongst women is the worst its been in 17 years and the extreme poverty rate is the worst its ever been.</text:p>
          </table:table-cell>
          <table:table-cell table:style-name="ce3" office:value-type="string" calcext:value-type="string">
            <text:p>Allen said, "The poverty rate amongst women is the worst its been in 17 years and the extreme poverty rate is the worst its ever been. "The numbers back him up.</text:p>
          </table:table-cell>
          <table:table-cell office:value-type="string" calcext:value-type="string">
            <text:p>The nation's poverty rates have become a glaring issue with women at the forefront of suffering. It has been revealed that the poverty rate amongst women has hit its highest point in 17 years, a stark and concerning reality. This dramatic increase in poverty highlights an alarming trend that spans across generations and households. This information highlights a disturbing pattern that demands immediate attention. <text:s/>The extreme poverty rate has reached its highest level ever recorded, further cementing the notion of alarming socio-economic inequalities that plague our nation. <text:s/>This alarming surge in poverty is a result of various complex factors. <text:s/>These include the economic fallout from the COVID-19 pandemic, the widening gap between high-skilled and low-skilled labor markets, and the lack of opportunities for women. <text:s/>These numbers reveal a societal issue that demands immediate action. Women are being disproportionately impacted by this crisis, as they are often burdened with the responsibility of family care and domestic tasks. The impact of this crisis goes beyond mere statistics. It represents a devastating reality for millions of women struggling to put food on the table for their families, navigate through complex economic uncertainties, and manage the challenges of poverty. This crisis demands immediate attention and requires a comprehensive strategy that addresses the root causes and aims to alleviate the struggles faced</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string" calcext:value-type="string">
            <text:p>- informacja o tym, że kobiety częściej zajmują się domem i dziećmi, która jest również zawarta w oryginalnym artykule, przez co są mniej uprzywilejowane niż mężczyźni w zarabianiu pieniędzy</text:p>
          </table:table-cell>
          <table:table-cell office:value-type="string" calcext:value-type="string">
            <text:p><text:a xlink:href="https://www.politifact.com/factchecks/2012/oct/22/george-allen/george-allen-says-womens-poverty-rate-highest-17-y/" xlink:type="simple">https://www.politifact.com/factchecks/2012/oct/22/george-allen/george-allen-says-womens-poverty-rate-highest-17-y/</text:a></text:p>
            <text:p/>
            <text:p>Po za niektórymi informacjami, to artykuł zupełnie omija kontekst czasowy wypowiedzi z oryginalnego artykułu (co jest zrozumiałe, bo generator go nie znał). Mimo to, niektóre informacje są zawarte w artykule pokrywają się z oryginalnym artykułem na PolitiFact, więc artykuł dostarcza dodatkowych przydatnych informacji, których nie ma ani w statement ani w justification</text:p>
          </table:table-cell>
          <table:table-cell office:value-type="string" calcext:value-type="string">
            <text:p>poverty,women</text:p>
          </table:table-cell>
          <table:table-cell office:value-type="string" calcext:value-type="string">
            <text:p>george-allen</text:p>
          </table:table-cell>
          <table:table-cell office:value-type="string" calcext:value-type="string">
            <text:p>consultant</text:p>
          </table:table-cell>
          <table:table-cell office:value-type="string" calcext:value-type="string">
            <text:p>Virginia</text:p>
          </table:table-cell>
          <table:table-cell office:value-type="string" calcext:value-type="string">
            <text:p>republican</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 debat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83" calcext:value-type="float">
            <text:p>0,83</text:p>
          </table:table-cell>
          <table:table-cell office:value-type="string" calcext:value-type="string">
            <text:p>non-curse</text:p>
          </table:table-cell>
          <table:table-cell office:value-type="string" calcext:value-type="string">
            <text:p>disgust</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LEFT</text:p>
          </table:table-cell>
          <table:table-cell office:value-type="string" calcext:value-type="string">
            <text:p>[0.0173142421990633, 0.12927070260047913, 0.054993707686662674, 0.16779766976833344, 0.27153411507606506, 0.3590894937515259]</text:p>
          </table:table-cell>
          <table:table-cell office:value-type="string" calcext:value-type="string">
            <text:p>[0.0261825043708086, 0.1275903284549713, 0.09549015015363693, 0.2444220632314682, 0.33002370595932007, 0.17629125714302063]</text:p>
          </table:table-cell>
          <table:table-cell office:value-type="float" office:value="0.118508045498935" calcext:value-type="float">
            <text:p>0,118508045498935</text:p>
          </table:table-cell>
        </table:table-row>
        <table:table-row table:style-name="ro6">
          <table:table-cell office:value-type="float" office:value="5" calcext:value-type="float">
            <text:p>5</text:p>
          </table:table-cell>
          <table:table-cell office:value-type="float" office:value="0.381499707698822" calcext:value-type="float">
            <text:p>0,381499707698822</text:p>
          </table:table-cell>
          <table:table-cell office:value-type="float" office:value="0.309928923845291" calcext:value-type="float">
            <text:p>0,30992892384529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at under a new program jail "time for non-violent, mentally ill offenders has been reduced by 50 percent."</text:p>
          </table:table-cell>
          <table:table-cell office:value-type="string" calcext:value-type="string">
            <text:p>Berkes told us that she has done some further research and it's still clear the quote isn't Jefferson's. We also found that "Respectfully Quoted: A Dictionary of Quotations" also attributes the quote to the United States Magazine and Democratic Review. Our rating Walker said it was Thomas Jefferson who said "that government is best which governs least. "While it may match closely with Jeffersons views, the Thomas Jefferson Foundation lists the quote as one of the many that are mistakenly attributed to Jefferson.</text:p>
          </table:table-cell>
          <table:table-cell office:value-type="string" calcext:value-type="string">
            <text:p>The new program, "The Serenity Bridge", promises a radical reduction in the prison population for non-violent offenders with mental health issues. It was formally introduced in the state prison system earlier this year. The program is a collaborative effort between state lawmakers, mental health professionals, and legal advocates. It focuses on de-institutionalizing offenders, treating them for mental health conditions, and providing access to legal and social support systems. Under this program, jail time for non-violent, mentally ill offenders has been significantly reduced by 50 percent. This change in policy signals a commitment to reforming the criminal justice system towards a more humane and efficient approach. <text:span text:style-name="T1">The program also acknowledges the often overlooked needs of individuals suffering from mental illness and those who are wrongly incarcerated.</text:span> <text:span text:style-name="T1">It aims to address underlying societal issues, such as poverty, education, and lack of access to mental health resources.The implementation of "The Serenity Bridge" is expected to have a substantial impact on the community by reducing recidivism rates and diverting mental health services to communities</text:span>. It also emphasizes the importance of early intervention and prevention, ultimately aiming to lessen the need for incarceration in the first place. This new program promises a more humane and efficient way to handle mental health issues within the prison system, promoting</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number-columns-repeated="3" table:style-name="ce1" office:value-type="float" office:value="1" calcext:value-type="float">
            <text:p>1</text:p>
          </table:table-cell>
          <table:table-cell table:style-name="ce1" office:value-type="string" calcext:value-type="string">
            <text:p>- informacja na temat niezauważonych potencjalnych potrzeb więźniów, którzy mają zaburzenia psychiczne lub dotykają ich inne problemy społeczne, co wpływa na prawdopodobieństwo recydywy</text:p>
          </table:table-cell>
          <table:table-cell office:value-type="string" calcext:value-type="string">
            <text:p><text:a xlink:href="https://www.politifact.com/factchecks/2010/apr/10/karen-sage/karen-sage-says-jail-time-has-been-cut-50-percent-/" xlink:type="simple">https://www.politifact.com/factchecks/2010/apr/10/karen-sage/karen-sage-says-jail-time-has-been-cut-50-percent-/</text:a></text:p>
            <text:p/>
            <text:p>Treść artykułu dotyczy raczej jakiegoś innego programu, niż ten opisany w faktycznym artykule. Mimo, że prawdziwość statementu może być określona jedynie przy pomocy konktekstu, a artykuł opisuje prawdopodobnie jakiś inny program, to artykuł posiada pewne ogólne prawdy na temat systemu więziennictwa, co może być cenne przy weryfikacji prawdziwości statement + context.</text:p>
          </table:table-cell>
          <table:table-cell office:value-type="string" calcext:value-type="string">
            <text:p>crime,government-efficiency,job-accomplishments</text:p>
          </table:table-cell>
          <table:table-cell office:value-type="string" calcext:value-type="string">
            <text:p>karen-sage</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mail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8" calcext:value-type="float">
            <text:p>0,8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19234055653214455, 0.15024806559085846, 0.08405552804470062, 0.17800799012184143, 0.18695472180843353, 0.381499707698822]</text:p>
          </table:table-cell>
          <table:table-cell office:value-type="string" calcext:value-type="string">
            <text:p>[0.020253688097000122, 0.14976079761981964, 0.16887101531028748, 0.30992892384529114, 0.22944197058677673, 0.1217435970902443]</text:p>
          </table:table-cell>
          <table:table-cell office:value-type="float" office:value="0.118237793854389" calcext:value-type="float">
            <text:p>0,118237793854389</text:p>
          </table:table-cell>
        </table:table-row>
        <table:table-row table:style-name="ro9">
          <table:table-cell office:value-type="float" office:value="5" calcext:value-type="float">
            <text:p>5</text:p>
          </table:table-cell>
          <table:table-cell office:value-type="float" office:value="0.326392471790314" calcext:value-type="float">
            <text:p>0,326392471790314</text:p>
          </table:table-cell>
          <table:table-cell office:value-type="float" office:value="0.357682883739471" calcext:value-type="float">
            <text:p>0,357682883739471</text:p>
          </table:table-cell>
          <table:table-cell office:value-type="float" office:value="5" calcext:value-type="float">
            <text:p>5</text:p>
          </table:table-cell>
          <table:table-cell office:value-type="float" office:value="1" calcext:value-type="float">
            <text:p>1</text:p>
          </table:table-cell>
          <table:table-cell table:style-name="ce2" office:value-type="string" calcext:value-type="string">
            <text:p>Says President John F. Kennedy released a star Green Bay Packer from military reserve duty so that he could play in the 1961 NFL Championship Game.</text:p>
          </table:table-cell>
          <table:table-cell office:value-type="string" calcext:value-type="string">
            <text:p>Has the government seized control of education?West said: "We had an amendment in the health care law that said the federal government is going to take over education. "This is the same type of overblown "takeover" rhetoric that led to our 2010 Lie of the Year award. The federal government was a major player in student loans for years before Obama signed the health care law. And the law does notmean that colleges and universities are nowunder the control or management of the federal government.</text:p>
          </table:table-cell>
          <table:table-cell office:value-type="string" calcext:value-type="string">
            <text:p>The extraordinary claim, that President John F. Kennedy personally released a star Green Bay Packer from military reserve duty to enable him to play in the 1961 NFL Championship Game, has become the subject of much speculation and debate. This rumor, often presented with a hint of conspiracy, revolves around the legendary quarterback, Bart Starr. <text:s/>There's no doubt that Starr was one of the most admired and decorated players of his generation. <text:s/>He led the Packers to numerous victories and was recognized as a symbol of team spirit. <text:s/>But the claim of a presidential intervention in his military service to participate in the game is one that cannot be confirmed through official records or verified by historical documentation. <text:s/>Was it a genuine concern for Starr's well-being and the strength of the team? Or was it a symptom of the era's paranoia and the insatiable thirst for conspiracy theories?Despite the lack of hard evidence, the rumor continues to surface in public forums. <text:s text:c="2"/>The mere mention of this story, no matter how absurd or fantastical, fuels the imagination and encourages speculation. It's a stark reminder of how stories evolve over time, becoming increasingly embellished and fueled by their own popularity. <text:s/>Even without concrete evidence, the idea of a presidential intervention to free a</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ext:a xlink:href="https://www.politifact.com/factchecks/2016/feb/09/j-jacobs/did-jfk-answer-vince-lombardis-call-spring-green-b/" xlink:type="simple">https://www.politifact.com/factchecks/2016/feb/09/j-jacobs/did-jfk-answer-vince-lombardis-call-spring-green-b/</text:a></text:p>
            <text:p/>
            <text:p>Temat, który porusza artykuł zgadza się z tym który porusza oryginalny artykuł, ale wygenerowany artykuł mimo że dodaje dodatkowe informacje, to fałszywie mówi, że gwiazdą, której dotyczyła sprawa był Bart Starr (w rzeczywistości to był Paul Hornung). Nie zgadza się także to, że wygenerowany artykuł sugeruje, że to jest jakaś teoria spiskowa, podczas gdy w rzeczywistości jest to powszechnie znany fakt.</text:p>
          </table:table-cell>
          <table:table-cell office:value-type="string" calcext:value-type="string">
            <text:p>history,military,sports</text:p>
          </table:table-cell>
          <table:table-cell office:value-type="string" calcext:value-type="string">
            <text:p>j-jacobs</text:p>
          </table:table-cell>
          <table:table-cell table:number-columns-repeated="2"/>
          <table:table-cell office:value-type="string" calcext:value-type="string">
            <text:p>journalist</text:p>
          </table:table-cell>
          <table:table-cell table:number-columns-repeated="5"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84" calcext:value-type="float">
            <text:p>8,84</text:p>
          </table:table-cell>
          <table:table-cell office:value-type="string" calcext:value-type="string">
            <text:p>non-curse</text:p>
          </table:table-cell>
          <table:table-cell office:value-type="string" calcext:value-type="string">
            <text:p>sadness</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5219469964504242, 0.17891529202461243, 0.08881516009569168, 0.21009480953216553, 0.14358754456043243, 0.3263924717903137]</text:p>
          </table:table-cell>
          <table:table-cell office:value-type="string" calcext:value-type="string">
            <text:p>[0.23582769930362701, 0.35768288373947144, 0.11841423064470291, 0.11479794234037399, 0.06038340926170349, 0.11289376020431519]</text:p>
          </table:table-cell>
          <table:table-cell office:value-type="float" office:value="0.116745000540813" calcext:value-type="float">
            <text:p>0,116745000540813</text:p>
          </table:table-cell>
        </table:table-row>
        <table:table-row table:style-name="ro10">
          <table:table-cell office:value-type="float" office:value="5" calcext:value-type="float">
            <text:p>5</text:p>
          </table:table-cell>
          <table:table-cell office:value-type="float" office:value="0.357193142175674" calcext:value-type="float">
            <text:p>0,357193142175674</text:p>
          </table:table-cell>
          <table:table-cell office:value-type="float" office:value="0.322631180286407" calcext:value-type="float">
            <text:p>0,322631180286407</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Felony crimes in the city of Atlanta are the lowest they have been since 1969.</text:p>
          </table:table-cell>
          <table:table-cell table:style-name="ce3" office:value-type="string" calcext:value-type="string">
            <text:p>Indeed, the number of reported felony crimes is at its lowest since 1969. Its possible the felony crime rate was slightly lower in 1970 or 1971. Its possible, though, that the felony crime rate was lower in 2012. Since it is possible the felony crime rate was lower in 2012, were not going to quibble about 1970 or 1971.</text:p>
          </table:table-cell>
          <table:table-cell office:value-type="string" calcext:value-type="string">
            <text:p>Atlanta continues to be a city on the rise, but its commitment to safety and stability goes beyond mere growth. <text:s/>Today, a sobering statistic highlights just how far the city has come in recent years. <text:s/>Data from the Atlanta Police Department reveals that felony crime rates in the city are the lowest they've been since 1969. This remarkable achievement represents years of dedicated efforts to address root causes of crime and build stronger communities. From implementing innovative community policing strategies to investing in youth programs, social services, and restorative justice, Atlanta has shown unwavering commitment to fostering a safer and more peaceful city for its residents. This proactive approach towards crime prevention, coupled with a renewed focus on community engagement and collaborative efforts, has yielded significant results. The city's success in reducing felony crime rates speaks volumes about its commitment to safety and stability, and offers a powerful testament to the progress made over the decades. <text:s/>This advancement deserves recognition and celebration, as it demonstrates the positive impact of a city striving towards a better future for its citizens.</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3"/>
          <table:table-cell office:value-type="string" calcext:value-type="string">
            <text:p><text:a xlink:href="https://www.politifact.com/factchecks/2013/feb/26/kasim-reed/mayor-says-felonies-atlanta-lowest-decades/" xlink:type="simple">https://www.politifact.com/factchecks/2013/feb/26/kasim-reed/mayor-says-felonies-atlanta-lowest-decades/</text:a></text:p>
          </table:table-cell>
          <table:table-cell office:value-type="string" calcext:value-type="string">
            <text:p>crime</text:p>
          </table:table-cell>
          <table:table-cell office:value-type="string" calcext:value-type="string">
            <text:p>kasim-reed</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56" calcext:value-type="float">
            <text:p>2,5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29336753487587, 0.09154985100030899, 0.07434026896953583, 0.2002067267894745, 0.2594166696071625, 0.35719314217567444]</text:p>
          </table:table-cell>
          <table:table-cell office:value-type="string" calcext:value-type="string">
            <text:p>[0.008707360364496708, 0.07498396933078766, 0.07084277272224426, 0.2592323124408722, 0.32263118028640747, 0.2636024057865143]</text:p>
          </table:table-cell>
          <table:table-cell office:value-type="float" office:value="0.115241645050348" calcext:value-type="float">
            <text:p>0,115241645050348</text:p>
          </table:table-cell>
        </table:table-row>
        <table:table-row table:style-name="ro11">
          <table:table-cell office:value-type="float" office:value="5" calcext:value-type="float">
            <text:p>5</text:p>
          </table:table-cell>
          <table:table-cell office:value-type="float" office:value="0.338731199502945" calcext:value-type="float">
            <text:p>0,338731199502945</text:p>
          </table:table-cell>
          <table:table-cell office:value-type="float" office:value="0.336995899677277" calcext:value-type="float">
            <text:p>0,336995899677277</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Twenty-five states have lower unemployment than Texas which is tied with Mississippi for more minimum-wage jobs than anywhere in the United States.</text:p>
          </table:table-cell>
          <table:table-cell table:style-name="ce3" office:value-type="string" calcext:value-type="string">
            <text:p>Washington, which has a state minimum wage rate higher than the federal rate, had the lowest share of hourly workers paid at or below minimum wage, 1. 1 percent. In sheer numbers, Texas had 268,000 hourly workers earning minimum wage and 282,000 paid below the minimum wage, the bureau says, the most of any state by a wide margin. Almost 13 percent of the nations hourly workers paid at or below the minimum wage were in Texas, the second most-populous state with more than 25 million residents, or about 8 percent of the nations population, according to the U. S. <text:s/>Census Bureau. Mississippi, with almost 3 million residents, had 34,000 and 29,000 hourly workers, respectively, earning the minimum wage or less.</text:p>
          </table:table-cell>
          <table:table-cell office:value-type="string" calcext:value-type="string">
            <text:p>As a journalist working for the Texas Tribune, I find it hard to stomach the fact that Texas has fallen from grace when it comes to job market opportunities. While many people have been celebrating the recent boom in minimum-wage jobs across the country, there's a darker side to the story. At the moment, 25 states boast a lower unemployment rate than Texas. Furthermore, Texas is tied with Mississippi when it comes to having the highest number of minimum-wage jobs, a stark contrast to the state's supposed leadership in the market. This information reveals a complex picture that goes beyond just the headline numbers. It turns out that Texas has been outpaced in its ability to attract new businesses and jobs. This shift away from economic boom leaves behind a labor force that is struggling to find opportunities, leaving many of the people in their 20s, 30s, and even 40s to simply settle for anything, whether it's a minimum-wage job that offers little room for growth. The result of this is an increase in the number of minimum-wage jobs to compete with the growing need. What's interesting about this development is that Texas doesn't have a high minimum wage as compared to other state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text:a xlink:href="https://www.politifact.com/factchecks/2011/aug/16/lloyd-doggett/lloyd-doggett-says-texas-has-worse-unemployment-25/" xlink:type="simple">https://www.politifact.com/factchecks/2011/aug/16/lloyd-doggett/lloyd-doggett-says-texas-has-worse-unemployment-25/</text:a></text:p>
            <text:p/>
            <text:p>W oryginalnym artykule jest napisane, że niskie płace są spowodowane niskim wiekiem pracowników, niższymi kosztami życia i niższym wykształceniem pracowników, a w artykule jest informacja Texas został wyprzedzony w zdolności przyciągania nowych biznesów.</text:p>
          </table:table-cell>
          <table:table-cell office:value-type="string" calcext:value-type="string">
            <text:p>job-accomplishments,jobs</text:p>
          </table:table-cell>
          <table:table-cell office:value-type="string" calcext:value-type="string">
            <text:p>lloyd-doggett</text:p>
          </table:table-cell>
          <table:table-cell office:value-type="string" calcext:value-type="string">
            <text:p>Texas congressman in the U.S. Houst of Representatives</text:p>
          </table:table-cell>
          <table:table-cell office:value-type="string" calcext:value-type="string">
            <text:p>Tex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n interview with ABC TV.</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5508485026657581, 0.1291975975036621, 0.0604897066950798, 0.18622127175331116, 0.2698516547679901, 0.33873119950294495]</text:p>
          </table:table-cell>
          <table:table-cell office:value-type="string" calcext:value-type="string">
            <text:p>[0.0097292335703969, 0.12784485518932343, 0.06633356958627701, 0.20361903309822083, 0.3369958996772766, 0.2554773986339569]</text:p>
          </table:table-cell>
          <table:table-cell office:value-type="float" office:value="0.114151025325258" calcext:value-type="float">
            <text:p>0,114151025325258</text:p>
          </table:table-cell>
        </table:table-row>
        <table:table-row table:style-name="ro2">
          <table:table-cell office:value-type="float" office:value="5" calcext:value-type="float">
            <text:p>5</text:p>
          </table:table-cell>
          <table:table-cell office:value-type="float" office:value="0.301787197589874" calcext:value-type="float">
            <text:p>0,301787197589874</text:p>
          </table:table-cell>
          <table:table-cell office:value-type="float" office:value="0.375016391277313" calcext:value-type="float">
            <text:p>0,37501639127731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Right now in Georgia, nearly one in three leaving our prisons are re-convicted within three years.</text:p>
          </table:table-cell>
          <table:table-cell office:value-type="string" calcext:value-type="string">
            <text:p>R. <text:s/>John Pritchard, a historian and lawyer who is a top scholar on the trials, said the Japanese felt the ends justified the means. "The rapid and effective collection of intelligence then, as now, was seen as vital to a successful struggle, and in addition, those who were engaged in torture often felt that whatever pain and anguish was suffered by the victims of torture was nothing less than the just deserts of the victims or people close to them," he said. In a recent journal essay, Judge Evan Wallach, a member of the U. S. <text:s/>Court of International Trade and an adjunct professor in the law of war, writes that the testimony from American soldiers about this form of torture was gruesome and convincing. A number of the Japanese soldiers convicted by American judges were hanged, while others received lengthy prison sentences or time in labor camps.</text:p>
          </table:table-cell>
          <table:table-cell office:value-type="string" calcext:value-type="string">
            <text:p>Georgia is facing a concerning problem with recidivism rates. According to recent statistics, nearly one in three individuals leaving Georgia's prisons are re-convicted within three years of their release. This shocking figure reveals a significant failure in the state's efforts to rehabilitate offenders and reintegrate them into society. <text:s/>The statistics underscore the dire need for comprehensive and lasting solutions to address the root causes of crime and improve post-prison support for those re-entering society. <text:s/>We must consider the multifaceted nature of recidivism and look beyond just punitive measures. Addressing underlying issues such as mental health struggles, lack of education and employment opportunities, and substance abuse, is crucial. <text:s/>Implementing effective reentry programs, expanding access to mental health and substance abuse treatment, and providing support networks for former inmates is essential. <text:s/>Only then can we hope to diminish the high rate of recidivism and ensure a safer and more secure future for our communities. This is a call to action for policymakers, legal professionals, social workers, and citizens alike. <text:s/>Let us address this challenge head-on and collaboratively work towards solutions that prioritize rehabilitation, support, and reintegration to build a lasting solution.</text:p>
          </table:table-cell>
          <table:table-cell table:number-columns-repeated="3" table:style-name="ce1" office:value-type="float" office:value="1" calcext:value-type="float">
            <text:p>1</text:p>
          </table:table-cell>
          <table:table-cell table:style-name="ce1" office:value-type="float" office:value="0" calcext:value-type="float">
            <text:p>0</text:p>
          </table:table-cell>
          <table:table-cell table:style-name="ce1" table:number-columns-repeated="3"/>
          <table:table-cell office:value-type="string" calcext:value-type="string">
            <text:p>https://www.politifact.com/factchecks/2012/jan/25/nathan-deal/deal-makes-arresting-claim-about-ga-prisons/</text:p>
          </table:table-cell>
          <table:table-cell office:value-type="string" calcext:value-type="string">
            <text:p>criminal-justice</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04" calcext:value-type="float">
            <text:p>2,0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7545814961195, 0.09130948781967163, 0.0984577089548111, 0.23644618690013885, 0.26072391867637634, 0.30178719758987427]</text:p>
          </table:table-cell>
          <table:table-cell office:value-type="string" calcext:value-type="string">
            <text:p>[0.002958160825073719, 0.05142773315310478, 0.05139528587460518, 0.2017177939414978, 0.37501639127731323, 0.317484587430954]</text:p>
          </table:table-cell>
          <table:table-cell office:value-type="float" office:value="0.113175145773848" calcext:value-type="float">
            <text:p>0,113175145773848</text:p>
          </table:table-cell>
        </table:table-row>
        <table:table-row table:style-name="ro5">
          <table:table-cell office:value-type="float" office:value="5" calcext:value-type="float">
            <text:p>5</text:p>
          </table:table-cell>
          <table:table-cell office:value-type="float" office:value="0.320368945598602" calcext:value-type="float">
            <text:p>0,320368945598602</text:p>
          </table:table-cell>
          <table:table-cell office:value-type="float" office:value="0.352818250656128" calcext:value-type="float">
            <text:p>0,352818250656128</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Illinois suffered 1,652 overdose deaths in 2014 ... of which 40 percent were associated with heroin. Illinois is ranked number one in the nation for a decline in treatment capacity between 2007 and 2012, and is now ranked the third worst in the country for state-funded treatment capacity.</text:p>
          </table:table-cell>
          <table:table-cell office:value-type="string" calcext:value-type="string">
            <text:p>Budish was using the national statistic to argue that the new law would disproportionately impact potential black voters in Ohio. Yet there has been no study of this issue in Ohio so there are no specific figures for the state population. ID rates in other states where studies were done differed greatly. So while Budishs statement is accurate, it leaves out those important details needed to understand it in full context.</text:p>
          </table:table-cell>
          <table:table-cell office:value-type="string" calcext:value-type="string">
            <text:p>The state of Illinois is in crisis. The recent data reveals a staggering reality: Illinois has experienced 1,652 overdose deaths in 2014 alone. <text:s/>Of this grim total, a shocking 40 percent can be attributed directly to heroin use. <text:s/>This alarming figure paints a stark picture of the opioid epidemic sweeping the nation, with Illinois at the forefront. Further compounding the issue is the fact that Illinois now ranks as the nation's leader in a decline of treatment capacity between 2007 and 2012. <text:s/>This means the state lags significantly behind others in providing essential resources to address the growing addiction crisis. <text:s/>Currently, Illinois is ranked the third worst in the country for state-funded treatment capacity. This significant decline in treatment capacity has created a perfect storm of circumstances contributing to the ongoing opioid epidemic. <text:s/>With fewer treatment programs available, those struggling with addiction are often left without the support and resources needed to recovery. This creates an immense bottleneck, pushing more individuals into the throes of addiction, leading to higher rates of overdose and ultimately fueling the crisis. The state of Illinois must address this issue with urgency. <text:s/>A renewed commitment to expanding treatment capacity, along with an aggressive focus on</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3"/>
          <table:table-cell office:value-type="string" calcext:value-type="string">
            <text:p><text:a xlink:href="https://www.durbin.senate.gov/newsroom/press-releases/durbin-discusses-initiatives-to-address-opioid-crisis-with-dupage-county-leaders" xlink:type="simple">https://www.durbin.senate.gov/newsroom/press-releases/durbin-discusses-initiatives-to-address-opioid-crisis-with-dupage-county-leaders</text:a></text:p>
            <text:p/>
            <text:p>Czytając wygenerowany artykuł ma się wrażenie, że po prostu zabrakło okna kontekstowego, aby wypowiedź się rozwinęła.</text:p>
          </table:table-cell>
          <table:table-cell office:value-type="string" calcext:value-type="string">
            <text:p>drugs</text:p>
          </table:table-cell>
          <table:table-cell office:value-type="string" calcext:value-type="string">
            <text:p>richard-durbin</text:p>
          </table:table-cell>
          <table:table-cell office:value-type="string" calcext:value-type="string">
            <text:p>Senator</text:p>
          </table:table-cell>
          <table:table-cell office:value-type="string" calcext:value-type="string">
            <text:p>Illinois</text:p>
          </table:table-cell>
          <table:table-cell office:value-type="string" calcext:value-type="string">
            <text:p>democra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 </text:p>
          </table:table-cell>
          <table:table-cell office:value-type="string" calcext:value-type="string">
            <text:p>negative</text:p>
          </table:table-cell>
          <table:table-cell office:value-type="string" calcext:value-type="string">
            <text:p>question</text:p>
          </table:table-cell>
          <table:table-cell office:value-type="float" office:value="0" calcext:value-type="float">
            <text:p>0</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62423899769783, 0.09679482877254486, 0.0627673864364624, 0.27888819575309753, 0.22055642306804657, 0.3203689455986023]</text:p>
          </table:table-cell>
          <table:table-cell office:value-type="string" calcext:value-type="string">
            <text:p>[0.005835934076458216, 0.07081766426563263, 0.04546918347477913, 0.19647860527038574, 0.35281825065612793, 0.32858043909072876]</text:p>
          </table:table-cell>
          <table:table-cell office:value-type="float" office:value="0.113032010950647" calcext:value-type="float">
            <text:p>0,113032010950647</text:p>
          </table:table-cell>
        </table:table-row>
        <table:table-row table:style-name="ro7">
          <table:table-cell office:value-type="float" office:value="5" calcext:value-type="float">
            <text:p>5</text:p>
          </table:table-cell>
          <table:table-cell office:value-type="float" office:value="0.315068602561951" calcext:value-type="float">
            <text:p>0,315068602561951</text:p>
          </table:table-cell>
          <table:table-cell office:value-type="float" office:value="0.358294159173965" calcext:value-type="float">
            <text:p>0,358294159173965</text:p>
          </table:table-cell>
          <table:table-cell office:value-type="float" office:value="5" calcext:value-type="float">
            <text:p>5</text:p>
          </table:table-cell>
          <table:table-cell office:value-type="float" office:value="3" calcext:value-type="float">
            <text:p>3</text:p>
          </table:table-cell>
          <table:table-cell table:style-name="ce2" office:value-type="string" calcext:value-type="string">
            <text:p>Today California is kicking our butt, creating more jobs and more economic growth than Texas.</text:p>
          </table:table-cell>
          <table:table-cell table:style-name="ce3" office:value-type="string" calcext:value-type="string">
            <text:p>Castro said that "today," California is "creating more jobs and more economic growth than Texas. "These fightin words hold up based on recent jobs growth and relative changes in GDP and personal income. Still (just a tad whiney here) would it hurt to acknowledge that Texas continues to enjoy a lower unemployment rate</text:p>
          </table:table-cell>
          <table:table-cell office:value-type="string" calcext:value-type="string">
            <text:p>As a journalist, reporting on the state of California's booming economy, I'm here to share an update on the current economic landscape. For years, California has been often compared to Texas, both in terms of their size and economic profile. However, recent statistics reveal that California is a powerful economic engine, creating a higher volume of jobs and driving significant growth compared to Texas. <text:s/>The Golden State has consistently outperformed Texas in terms of job creation, showcasing a robust and competitive market. In the last several years, California has added millions of new jobs, far exceeding the number of jobs added in Texas. <text:s/>This surge in job creation translates directly into higher productivity and economic output, driving businesses to thrive. The state boasts a thriving technology sector that fuels innovation and creates high-paying jobs, attracting top talent from around the world. Beyond the technological sector, California's diverse industries, from healthcare and entertainment to agriculture and energy, contribute to a significant share of the overall economic output. Texas, on the other hand, has seen impressive growth in recent years, but the number of jobs created has been limited compared to California's significant output. With ongoing developments in areas such as renewable energy and sustainability, California is not only creating jobs but also leading the</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politifact.com/factchecks/2016/aug/17/julian-castro/julian-castro-says-california-besting-texas-creati/" xlink:type="simple">https://www.politifact.com/factchecks/2016/aug/17/julian-castro/julian-castro-says-california-besting-texas-creati/</text:a></text:p>
            <text:p><text:a xlink:href="https://chatgpt.com/share/68571983-d75c-8000-8f04-5f89cbf00dac" xlink:type="simple">https://chatgpt.com/share/68571983-d75c-8000-8f04-5f89cbf00dac</text:a></text:p>
          </table:table-cell>
          <table:table-cell office:value-type="string" calcext:value-type="string">
            <text:p>economy,jobs,states</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comments at Texas Democratic Party conventio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23" calcext:value-type="float">
            <text:p>3,23</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offensive</text:p>
          </table:table-cell>
          <table:table-cell office:value-type="string" calcext:value-type="string">
            <text:p>RIGHT</text:p>
          </table:table-cell>
          <table:table-cell office:value-type="string" calcext:value-type="string">
            <text:p>[0.018972022458910942, 0.15008221566677094, 0.11663953959941864, 0.27310988306999207, 0.12612779438495636, 0.3150686025619507]</text:p>
          </table:table-cell>
          <table:table-cell office:value-type="string" calcext:value-type="string">
            <text:p>[0.01620779000222683, 0.1424512267112732, 0.1650325357913971, 0.35829415917396545, 0.19939517974853516, 0.11861908435821533]</text:p>
          </table:table-cell>
          <table:table-cell office:value-type="float" office:value="0.11288724003705" calcext:value-type="float">
            <text:p>0,11288724003705</text:p>
          </table:table-cell>
        </table:table-row>
        <table:table-row table:style-name="ro12">
          <table:table-cell office:value-type="float" office:value="5" calcext:value-type="float">
            <text:p>5</text:p>
          </table:table-cell>
          <table:table-cell office:value-type="float" office:value="0.285274296998978" calcext:value-type="float">
            <text:p>0,285274296998978</text:p>
          </table:table-cell>
          <table:table-cell office:value-type="float" office:value="0.392388254404068" calcext:value-type="float">
            <text:p>0,392388254404068</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In the last 10 years, Georgias middle class income has dropped $6,500.</text:p>
          </table:table-cell>
          <table:table-cell table:style-name="ce3" office:value-type="string" calcext:value-type="string">
            <text:p>"We havent really seen that much growth since we hit that floor. "In summary, Carters ad says middle-class income has dropped $6,500 in 10 years. He bases this on historical data from the U. S. <text:s/>Census Bureau. That shows Georgias median household income, in inflation-adjusted dollars, fell by $6,682, from $54,803 in 2002 to $48,121 to 2012.</text:p>
          </table:table-cell>
          <table:table-cell office:value-type="string" calcext:value-type="string">
            <text:p>The middle class in Georgia has been hit hard in recent years, with middle class income dropping by a staggering $6,500 over the last decade. The latest economic data reveals a significant decline in purchasing power for families and individuals who have traditionally formed the backbone of the state's workforce. This decline in purchasing power reflects a broader national trend, where wage stagnation and rising costs have eroded the economic stability of middle-class families across the country. <text:s/>While the issue has received limited public attention, the implications for Georgia's social and economic landscape are significant. <text:s/>This decline in income represents a loss of financial security for countless families, who now face a greater burden of living expenses, and potentially hinder their prospects for homeownership, college education for children, and overall financial stability. <text:s/>This decline in middle class income in Georgia should serve as a call to action. It is imperative for lawmakers, policymakers, and institutions to prioritize solutions that address the root causes of this economic downturn. <text:s/>This could include incentivizing businesses to create more high-paying jobs, expanding access to affordable housing, and providing resources for job training and retraining initiatives. A focus on strengthening the middle class can drive economic growth and ensure a more stable future for generations to come. <text:s/>While the issue</text:p>
          </table:table-cell>
          <table:table-cell table:number-columns-repeated="3" table:style-name="ce1" office:value-type="float" office:value="1" calcext:value-type="float">
            <text:p>1</text:p>
          </table:table-cell>
          <table:table-cell table:style-name="ce1" office:value-type="float" office:value="0" calcext:value-type="float">
            <text:p>0</text:p>
          </table:table-cell>
          <table:table-cell table:style-name="ce1" table:number-columns-repeated="3"/>
          <table:table-cell office:value-type="string" calcext:value-type="string">
            <text:p><text:a xlink:href="https://www.politifact.com/factchecks/2014/sep/29/jason-carter/carter-claim-about-median-household-income-target/" xlink:type="simple">https://www.politifact.com/factchecks/2014/sep/29/jason-carter/carter-claim-about-median-household-income-target/</text:a></text:p>
          </table:table-cell>
          <table:table-cell office:value-type="string" calcext:value-type="string">
            <text:p>census,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levision ad</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86" calcext:value-type="float">
            <text:p>2,8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8554842099547386, 0.11924038827419281, 0.09577672928571701, 0.22321461141109467, 0.2579391598701477, 0.28527429699897766]</text:p>
          </table:table-cell>
          <table:table-cell office:value-type="string" calcext:value-type="string">
            <text:p>[0.002928260015323758, 0.04790768772363663, 0.06337769329547882, 0.24655981361865997, 0.392388254404068, 0.24683834612369537]</text:p>
          </table:table-cell>
          <table:table-cell office:value-type="float" office:value="0.111938283425776" calcext:value-type="float">
            <text:p>0,111938283425776</text:p>
          </table:table-cell>
        </table:table-row>
        <table:table-row table:style-name="ro1" table:number-rows-repeated="1048554">
          <table:table-cell table:number-columns-repeated="39"/>
        </table:table-row>
        <table:table-row table:style-name="ro1">
          <table:table-cell table:number-columns-repeated="3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embedded-text number:position="-4">.</number:embedded-text>
      </number:number>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embedded-text number:position="-4">.</number:embedded-text>
      </number:number>
      <number:text> </number:text>
      <number:currency-symbol number:language="pl" number:country="PL">zł</number:currency-symbol>
      <style:map style:condition="value()&gt;=0" style:apply-style-name="N115P0"/>
    </number:currency-style>
    <number:currency-style style:name="N117P0" style:volatile="true">
      <number:number number:decimal-places="5" number:min-decimal-places="5" number:min-integer-digits="0"/>
      <number:text>. </number:text>
      <number:currency-symbol number:language="pl" number:country="PL">zł</number:currency-symbol>
    </number:currency-style>
    <number:currency-style style:name="N117">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7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1">00.00.0000</text:date>, <text:time style:data-style-name="N2" text:time-value="15:47:24.118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21T22:51:23.004000000</dc:date>
    <meta:editing-duration>PT7H6M21S</meta:editing-duration>
    <meta:editing-cycles>35</meta:editing-cycles>
    <meta:generator>LibreOffice/24.8.7.1$Windows_X86_64 LibreOffice_project/67172c63871c755bc0e5f9fc0c892575790cdcf6</meta:generator>
    <meta:document-statistic meta:table-count="1" meta:cell-count="784" meta:object-count="0"/>
  </office:meta>
</office:document-meta>
</file>